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300000300CB81187033F844A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+mn-cs1" svg:font-family="+mn-cs"/>
    <style:font-face style:name="+mn-ea" svg:font-family="+mn-ea"/>
    <style:font-face style:name="+mn-lt" svg:font-family="+mn-lt"/>
    <style:font-face style:name="Calibri" svg:font-family="Calibri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9cm" fo:padding-bottom="0.129cm" fo:padding-left="0.259cm" fo:padding-right="0.259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29cm" fo:padding-bottom="0.129cm" fo:padding-left="0.259cm" fo:padding-right="0.259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9cm" fo:padding-bottom="0.129cm" fo:padding-left="0.259cm" fo:padding-right="0.259cm" fo:wrap-option="wrap"/>
      <style:paragraph-properties style:writing-mode="lr-tb"/>
    </style:style>
    <style:style style:name="pr4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62cm" fo:padding-top="0.129cm" fo:padding-bottom="0.129cm" fo:padding-left="0.259cm" fo:padding-right="0.259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>
        <draw:custom-shape draw:name="TextBox 1" draw:style-name="gr1" draw:text-style-name="P2" draw:layer="layout" svg:width="6.764cm" svg:height="6.335cm" svg:x="0.695cm" svg:y="1.051cm">
          <text:p text:style-name="P1"><text:span text:style-name="T1">To link to another slide:</text:span></text:p>
          <text:list text:style-name="L2">
            <text:list-item>
              <text:p text:style-name="P1"><text:span text:style-name="T2">Add a text box or shape. </text:span></text:p>
            </text:list-item>
            <text:list-item>
              <text:p text:style-name="P1"><text:span text:style-name="T2">Select the object and click Insert &gt; Link.</text:span></text:p>
            </text:list-item>
            <text:list-item>
              <text:p text:style-name="P1"><text:span text:style-name="T2">Then select This Document and select the slide you want to link t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" draw:text-style-name="P2" draw:layer="layout" svg:width="6.764cm" svg:height="7.011cm" svg:x="0.348cm" svg:y="8.338cm">
          <text:p text:style-name="P1"><text:span text:style-name="T1">To create an action button:</text:span></text:p>
          <text:list text:style-name="L2">
            <text:list-item>
              <text:p text:style-name="P1"><text:span text:style-name="T2">Select Insert &gt; Shape and scroll down </text:span><text:span text:style-name="T1">to the bottom</text:span></text:p>
            </text:list-item>
            <text:list-item>
              <text:p text:style-name="P1"><text:span text:style-name="T2">There should be a row of action buttons</text:span></text:p>
            </text:list-item>
            <text:list-item>
              <text:p text:style-name="P1"><text:span text:style-name="T2">Select a button and the Link to Slide or Mouseover dialog box will displa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1.614cm" svg:height="8.713cm" svg:x="3.929cm" svg:y="3.228cm" draw:page-number="1" presentation:class="page"/>
          <draw:frame draw:name="Notes Placeholder 2" presentation:style-name="pr1" draw:text-style-name="P3" draw:layer="layout" svg:width="15.578cm" svg:height="10.167cm" svg:x="1.947cm" svg:y="12.427cm" presentation:class="notes" presentation:placeholder="true" presentation:user-transformed="true">
            <draw:text-box/>
          </draw:frame>
          <draw:frame draw:name="Slide Number Placeholder 3" presentation:style-name="pr2" draw:text-style-name="P5" draw:layer="layout" svg:width="8.437cm" svg:height="1.295cm" svg:x="11.03cm" svg:y="24.528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LE">
        <presentation:notes draw:style-name="dp2">
          <draw:page-thumbnail draw:name="Slide Image Placeholder 1" draw:style-name="gr2" draw:layer="layout" svg:width="11.614cm" svg:height="8.713cm" svg:x="3.929cm" svg:y="3.228cm" draw:page-number="2" presentation:class="page"/>
          <draw:frame draw:name="Notes Placeholder 2" presentation:style-name="pr3" draw:text-style-name="P3" draw:layer="layout" svg:width="15.578cm" svg:height="10.167cm" svg:x="1.947cm" svg:y="12.427cm" presentation:class="notes" presentation:placeholder="true" presentation:user-transformed="true">
            <draw:text-box/>
          </draw:frame>
          <draw:frame draw:name="Slide Number Placeholder 3" presentation:style-name="pr2" draw:text-style-name="P5" draw:layer="layout" svg:width="8.437cm" svg:height="1.295cm" svg:x="11.03cm" svg:y="24.528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TITLE">
        <presentation:notes draw:style-name="dp2">
          <draw:page-thumbnail draw:name="Slide Image Placeholder 1" draw:style-name="gr2" draw:layer="layout" svg:width="11.614cm" svg:height="8.713cm" svg:x="3.929cm" svg:y="3.228cm" draw:page-number="3" presentation:class="page"/>
          <draw:frame draw:name="Notes Placeholder 2" presentation:style-name="pr4" draw:text-style-name="P3" draw:layer="layout" svg:width="15.578cm" svg:height="10.167cm" svg:x="1.947cm" svg:y="12.427cm" presentation:class="notes" presentation:placeholder="true" presentation:user-transformed="true">
            <draw:text-box/>
          </draw:frame>
          <draw:frame draw:name="Slide Number Placeholder 3" presentation:style-name="pr2" draw:text-style-name="P5" draw:layer="layout" svg:width="8.437cm" svg:height="1.295cm" svg:x="11.03cm" svg:y="24.528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+mn-cs1" svg:font-family="+mn-cs"/>
    <style:font-face style:name="+mn-ea" svg:font-family="+mn-ea"/>
    <style:font-face style:name="+mn-lt" svg:font-family="+mn-lt"/>
    <style:font-face style:name="Calibri" svg:font-family="Calibri"/>
    <style:font-face style:name="+mn-cs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0fbf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0fbf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Picture 7" draw:style-name="Mgr3" draw:text-style-name="MP5" draw:layer="backgroundobjects" svg:width="11.161cm" svg:height="19.007cm" svg:x="7.077cm" svg:y="-0.013cm">
        <draw:image xlink:href="Pictures/10000201000001C300000300CB81187033F844A3.png" xlink:type="simple" xlink:show="embed" xlink:actuate="onLoad" draw:mime-type="image/png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 Presentation</dc:title>
    <meta:initial-creator>Connie Malamed</meta:initial-creator>
    <dc:creator>Connie Malamed</dc:creator>
    <meta:editing-cycles>211</meta:editing-cycles>
    <meta:print-date>2015-09-24T13:23:55</meta:print-date>
    <meta:creation-date>2015-09-03T14:00:12</meta:creation-date>
    <dc:date>2021-02-23T15:55:22</dc:date>
    <meta:editing-duration>P2DT21H44M</meta:editing-duration>
    <meta:generator>LibreOffice/7.0.4.2$MacOSX_X86_64 LibreOffice_project/dcf040e67528d9187c66b2379df5ea4407429775</meta:generator>
    <meta:document-statistic meta:object-count="30"/>
    <meta:user-defined meta:name="AppVersion">16.0000</meta:user-defined>
    <meta:user-defined meta:name="ArticulateGUID">16186A37-4228-41F1-9795-FF4B388D9DA4</meta:user-defined>
    <meta:user-defined meta:name="ArticulatePath">Parent Advocacy App Prototype</meta:user-defined>
    <meta:user-defined meta:name="Notes" meta:value-type="float">3</meta:user-defined>
    <meta:user-defined meta:name="PresentationFormat" meta:value-type="string">On-screen Show (4:3)</meta:user-defined>
    <meta:user-defined meta:name="Slides" meta:value-type="float">3</meta:user-defined>
  </office:meta>
</office:document-meta>
</file>